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style:style style:name="T16" style:family="text">
      <style:text-properties officeooo:rsid="002359b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36461760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36467648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3645459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3646995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3646969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3646611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22"/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17:07.669000000</dc:date>
    <meta:editing-duration>P1DT7H47M11S</meta:editing-duration>
    <meta:editing-cycles>822</meta:editing-cycles>
    <meta:document-statistic meta:table-count="9" meta:image-count="0" meta:object-count="0" meta:page-count="4" meta:paragraph-count="130" meta:word-count="362" meta:character-count="2337" meta:non-whitespace-character-count="2100"/>
  </office:meta>
</office:document-meta>
</file>